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border-top="0.0034in solid #000000" fo:border-left="none" fo:border-bottom="none" fo:border-right="none" fo:padding="0in" style:shadow="none"/>
    </style:style>
    <style:style style:name="T3" style:parent-style-name="Domyślnaczcionkaakapitu" style:family="text">
      <style:text-properties style:font-name="Arial" fo:font-weight="bold" style:font-weight-asian="bold"/>
    </style:style>
    <style:style style:name="P4" style:parent-style-name="Heading1" style:family="paragraph">
      <style:paragraph-properties fo:border="none" fo:padding="0in" style:shadow="none"/>
    </style:style>
    <style:style style:name="P5" style:parent-style-name="Standard" style:family="paragraph">
      <style:text-properties style:font-name="Arial" fo:font-weight="bold" style:font-weight-asian="bold"/>
    </style:style>
    <style:style style:name="P6" style:parent-style-name="Standard" style:family="paragraph">
      <style:text-properties style:font-name="Arial" fo:font-weight="bold" style:font-weight-asian="bold"/>
    </style:style>
    <style:style style:name="P7" style:parent-style-name="Standard" style:family="paragraph">
      <style:paragraph-properties fo:margin-left="4.4312in">
        <style:tab-stops/>
      </style:paragraph-properties>
      <style:text-properties style:font-name="Arial"/>
    </style:style>
    <style:style style:name="P8" style:parent-style-name="Standard" style:list-style-name="WW8Num1" style:family="paragraph">
      <style:paragraph-properties fo:margin-left="4.4312in" fo:text-indent="0in">
        <style:tab-stops/>
      </style:paragraph-properties>
      <style:text-properties style:font-name="Arial"/>
    </style:style>
    <style:style style:name="P9" style:parent-style-name="Standard" style:list-style-name="WW8Num1" style:family="paragraph">
      <style:paragraph-properties fo:margin-left="4.4312in" fo:text-indent="0in">
        <style:tab-stops/>
      </style:paragraph-properties>
      <style:text-properties style:font-name="Arial"/>
    </style:style>
    <style:style style:name="P10" style:parent-style-name="Standard" style:list-style-name="WW8Num1" style:family="paragraph">
      <style:paragraph-properties fo:margin-left="4.4312in" fo:text-indent="0in">
        <style:tab-stops/>
      </style:paragraph-properties>
      <style:text-properties style:font-name="Arial"/>
    </style:style>
    <style:style style:name="P11" style:parent-style-name="Standard" style:family="paragraph">
      <style:paragraph-properties fo:border-top="none" fo:border-left="none" fo:border-bottom="0.0034in solid #000000" fo:border-right="none" fo:padding="0in" style:shadow="none" fo:text-align="end"/>
    </style:style>
    <style:style style:name="P12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olumn15" style:family="table-column">
      <style:table-column-properties style:column-width="1.2097in" style:use-optimal-column-width="false"/>
    </style:style>
    <style:style style:name="TableColumn16" style:family="table-column">
      <style:table-column-properties style:column-width="0.809in" style:use-optimal-column-width="false"/>
    </style:style>
    <style:style style:name="TableColumn17" style:family="table-column">
      <style:table-column-properties style:column-width="2.8986in" style:use-optimal-column-width="false"/>
    </style:style>
    <style:style style:name="TableColumn18" style:family="table-column">
      <style:table-column-properties style:column-width="1.768in" style:use-optimal-column-width="false"/>
    </style:style>
    <style:style style:name="Table14" style:family="table">
      <style:table-properties style:width="6.6854in" fo:margin-left="0.068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fo:padding-top="0in" fo:padding-left="0.075in" fo:padding-bottom="0in" fo:padding-right="0.075in"/>
    </style:style>
    <style:style style:name="P21" style:parent-style-name="Tabletext" style:family="paragraph">
      <style:paragraph-properties fo:text-align="center"/>
      <style:text-properties fo:font-weight="bold" style:font-weight-asian="bold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in" fo:padding-left="0.075in" fo:padding-bottom="0in" fo:padding-right="0.075in"/>
    </style:style>
    <style:style style:name="P23" style:parent-style-name="Tabletext" style:family="paragraph">
      <style:paragraph-properties fo:text-align="center"/>
      <style:text-properties fo:font-weight="bold" style:font-weight-asian="bold"/>
    </style:style>
    <style:style style:name="TableCell24" style:family="table-cell">
      <style:table-cell-properties fo:border-top="0.0034in solid #000000" fo:border-left="0.0034in solid #000000" fo:border-bottom="0.0034in solid #000000" fo:border-right="none" fo:padding-top="0in" fo:padding-left="0.075in" fo:padding-bottom="0in" fo:padding-right="0.075in"/>
    </style:style>
    <style:style style:name="P25" style:parent-style-name="Tabletext" style:family="paragraph">
      <style:paragraph-properties fo:text-align="center"/>
      <style:text-properties fo:font-weight="bold" style:font-weight-asian="bold"/>
    </style:style>
    <style:style style:name="TableCell26" style:family="table-cell">
      <style:table-cell-properties fo:border="0.0034in solid #000000" fo:padding-top="0in" fo:padding-left="0.075in" fo:padding-bottom="0in" fo:padding-right="0.075in"/>
    </style:style>
    <style:style style:name="P27" style:parent-style-name="Tabletext" style:family="paragraph">
      <style:paragraph-properties fo:text-align="center"/>
      <style:text-properties fo:font-weight="bold" style:font-weight-asian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48" style:parent-style-name="Domyślnaczcionkaakapitu" style:family="text">
      <style:text-properties fo:language="en" fo:country="US"/>
    </style:style>
    <style:style style:name="P49" style:parent-style-name="Standard" style:family="paragraph">
      <style:paragraph-properties fo:margin-left="0.4923in">
        <style:tab-stops/>
      </style:paragraph-properties>
    </style:style>
    <style:style style:name="P50" style:parent-style-name="Standard" style:list-style-name="LFO4" style:family="paragraph"/>
    <style:style style:name="P51" style:parent-style-name="Standard" style:list-style-name="LFO4" style:family="paragraph"/>
    <style:style style:name="P52" style:parent-style-name="Standard" style:list-style-name="LFO4" style:family="paragraph"/>
    <style:style style:name="P53" style:parent-style-name="Standard" style:list-style-name="LFO4" style:family="paragraph"/>
    <style:style style:name="P54" style:parent-style-name="Standard" style:list-style-name="LFO4" style:family="paragraph"/>
    <style:style style:name="P55" style:parent-style-name="Standard" style:list-style-name="LFO4" style:family="paragraph"/>
    <style:style style:name="P56" style:parent-style-name="Standard" style:list-style-name="LFO4" style:family="paragraph"/>
    <style:style style:name="P57" style:parent-style-name="Standard" style:list-style-name="LFO4" style:family="paragraph"/>
    <style:style style:name="P58" style:parent-style-name="Standard" style:family="paragraph">
      <style:paragraph-properties fo:margin-left="0.4895in">
        <style:tab-stops/>
      </style:paragraph-properties>
    </style:style>
    <style:style style:name="P59" style:parent-style-name="Standard" style:list-style-name="LFO5" style:family="paragraph"/>
    <style:style style:name="P60" style:parent-style-name="Standard" style:list-style-name="LFO5" style:family="paragraph"/>
    <style:style style:name="P61" style:parent-style-name="Standard" style:list-style-name="LFO6" style:family="paragraph"/>
    <style:style style:name="P62" style:parent-style-name="Standard" style:list-style-name="LFO6" style:family="paragraph"/>
    <style:style style:name="P63" style:parent-style-name="Standard" style:list-style-name="LFO6" style:family="paragraph"/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<draw:frame draw:z-index="251658240" draw:style-name="a0" draw:name="Grafika1" text:anchor-type="paragraph" svg:x="5.71654in" svg:y="0.06339in" svg:width="0.94527in" svg:height="0.7874in" style:rel-width="scale" style:rel-height="scale"><draw:image xlink:href="" xlink:type="simple" xlink:show="embed" xlink:actuate="onLoad"/><svg:desc/></draw:frame><text:span text:style-name="T3">Politechnika Białostocka</text:span></text:p>
      <text:p text:style-name="P4">Wydział Informatyki</text:p>
      <text:p text:style-name="P5">Zaawansowana Inżynieria Oprogramowania</text:p>
      <text:p text:style-name="P6">2013/2014</text:p>
      <text:p text:style-name="Standard"/>
      <text:p text:style-name="Standard"/>
      <text:p text:style-name="Standard"/>
      <text:p text:style-name="P7">Zespół projektowy:</text:p>
      <text:list text:style-name="WW8Num1" text:continue-numbering="true">
        <text:list-item>
          <text:p text:style-name="P8">Kuźmiński Mateusz</text:p>
        </text:list-item>
        <text:list-item>
          <text:p text:style-name="P9">Łapiński Jakub</text:p>
        </text:list-item>
        <text:list-item>
          <text:p text:style-name="P10">Kryński Tomasz</text:p>
        </text:list-item>
      </text:list>
      <text:p text:style-name="P11"/>
      <text:p text:style-name="Standard"/>
      <text:p text:style-name="Standard"/>
      <text:p text:style-name="Standard"/>
      <text:p text:style-name="Normalny">System do<text:s/>zarządzania i organizowania zawodów</text:p>
      <text:p text:style-name="Normalny">Magic: the Gathering</text:p>
      <text:p text:style-name="P12">Specyfikacja Systemu</text:p>
      <text:p text:style-name="P13"/>
      <text:p text:style-name="Normalny">Wersja 1.1</text:p>
      <text:p text:style-name="Standard"/>
      <text:p text:style-name="Standard"/>
      <text:p text:style-name="Standard"/>
      <text:p text:style-name="Standard"/>
      <text:p text:style-name="Tytuł">Historia zmian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ata</text:p>
          </table:table-cell>
          <table:table-cell table:style-name="TableCell22">
            <text:p text:style-name="P23">Wersja</text:p>
          </table:table-cell>
          <table:table-cell table:style-name="TableCell24">
            <text:p text:style-name="P25">Opis</text:p>
          </table:table-cell>
          <table:table-cell table:style-name="TableCell26">
            <text:p text:style-name="P27">Autor</text:p>
          </table:table-cell>
        </table:table-row>
        <table:table-row table:style-name="TableRow28">
          <table:table-cell table:style-name="TableCell29">
            <text:p text:style-name="Tabletext">25.03.2014</text:p>
          </table:table-cell>
          <table:table-cell table:style-name="TableCell30">
            <text:p text:style-name="Tabletext">1.1</text:p>
          </table:table-cell>
          <table:table-cell table:style-name="TableCell31">
            <text:p text:style-name="Tabletext">Cel, słownik</text:p>
          </table:table-cell>
          <table:table-cell table:style-name="TableCell32">
            <text:p text:style-name="Tabletext">zebranie</text:p>
          </table:table-cell>
        </table:table-row>
        <table:table-row table:style-name="TableRow33">
          <table:table-cell table:style-name="TableCell34">
            <text:p text:style-name="Tabletext"/>
          </table:table-cell>
          <table:table-cell table:style-name="TableCell35">
            <text:p text:style-name="Tabletext"/>
          </table:table-cell>
          <table:table-cell table:style-name="TableCell36">
            <text:p text:style-name="Tabletext"/>
          </table:table-cell>
          <table:table-cell table:style-name="TableCell37">
            <text:p text:style-name="Tabletext"/>
          </table:table-cell>
        </table:table-row>
        <table:table-row table:style-name="TableRow38">
          <table:table-cell table:style-name="TableCell39">
            <text:p text:style-name="Tabletext"/>
          </table:table-cell>
          <table:table-cell table:style-name="TableCell40">
            <text:p text:style-name="Tabletext"/>
          </table:table-cell>
          <table:table-cell table:style-name="TableCell41">
            <text:p text:style-name="Tabletext"/>
          </table:table-cell>
          <table:table-cell table:style-name="TableCell42">
            <text:p text:style-name="Tabletext"/>
          </table:table-cell>
        </table:table-row>
        <table:table-row table:style-name="TableRow43">
          <table:table-cell table:style-name="TableCell44">
            <text:p text:style-name="Tabletext"/>
          </table:table-cell>
          <table:table-cell table:style-name="TableCell45">
            <text:p text:style-name="Tabletext"/>
          </table:table-cell>
          <table:table-cell table:style-name="TableCell46">
            <text:p text:style-name="Tabletext"/>
          </table:table-cell>
          <table:table-cell table:style-name="TableCell47">
            <text:p text:style-name="Tabletext"/>
          </table:table-cell>
        </table:table-row>
      </table:table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Normalny">Wizja</text:p>
      <text:p text:style-name="Heading1">Wprowadzenie</text:p>
      <text:p text:style-name="Standard"><text:tab/>Niniejszy dokument przedstawia wizję<text:s/>dotyczącą projektu o nazwie „System do zarządzania<text:s/><text:tab/>i organizowania zawodów Magic: the Gathering”. Wizja ta służy do określenia celu,<text:s/><text:tab/><text:tab/>zakresu, wymagań, korzyści oraz innych potrzebnych informacji potrzebnych do<text:s/><text:tab/><text:soft-page-break/><text:tab/>implementacji aplikacji.</text:p>
      <text:p text:style-name="InfoBlue"/>
      <text:p text:style-name="Heading2">Cel</text:p>
      <text:p text:style-name="Standard"><text:tab/>Celem<text:s/>stworzenia wizji jest ułatwienie pracy programistom i projektantom oprogramowania. Wizja przedstawia ogólny zarys problemu oraz wymaganych funkcjonalności.</text:p>
      <text:p text:style-name="Standard"/>
      <text:p text:style-name="Heading2">Zakres</text:p>
      <text:p text:style-name="Standard"><text:tab/>Wizja dotyczy projektu „System do zarządzania i organizowania zawodów Magic: the<text:s/><text:tab/><text:tab/>Gathering. Zależeć od niej może sposób podejścia do rozwiązania problemu przez<text:s/><text:tab/><text:tab/>programistę od strony użytkowej.</text:p>
      <text:p text:style-name="InfoBlue"/>
      <text:p text:style-name="Heading2">Definicje, akronimy i skróty</text:p>
      <text:p text:style-name="Standard"><text:tab/>Magic: the Gathering – kolekcjonerska gra karciana;</text:p>
      <text:p text:style-name="Standard"><text:tab/>Format – tryb rozgrywki pomiędzy graczami;</text:p>
      <text:p text:style-name="Standard"><text:tab/>T2 (standard)<text:s/>– rozgrywka dopuszczająca karty z ostatnich dwóch bloków;</text:p>
      <text:p text:style-name="Standard"><text:tab/>Blok – Zbiór trzech edycji kart wypuszczanych jedna po drugiej;</text:p>
      <text:p text:style-name="Standard"><text:tab/>Modern – rozgrywka dopuszczająca karty od edycji „Eighth Edition” w górę;</text:p>
      <text:p text:style-name="Standard"><text:tab/>Legacy – rozgrywka dopuszczająca karty z wszystkich edycji;</text:p>
      <text:p text:style-name="Standard"><text:tab/><text:span text:style-name="T48">Two-Headed Giant – tryb rozgrywki 2v2;</text:span></text:p>
      <text:p text:style-name="P49">Draft – tryb rozgrywki, w którym gracze korzystają tylko z kart dostarczonych przez organizatora.</text:p>
      <text:p text:style-name="Standard"><text:tab/>Pentagram – tryb rozgrywki dla pięciu graczy;</text:p>
      <text:p text:style-name="InfoBlue"/>
      <text:p text:style-name="Heading2">Odniesienia</text:p>
      <text:p text:style-name="Standard"><text:tab/><text:a xlink:href="https://www.wizards.com/Magic/Summoner/" office:target-frame-name="_top" xlink:show="replace">https://www.wizards.com/Magic/Summoner/</text:a><text:s/>- Oficjalna strona Magic: the Gathering</text:p>
      <text:p text:style-name="Standard"><text:tab/>(dane z dnia 19-03-2014);</text:p>
      <text:p text:style-name="Standard"><text:tab/><text:a xlink:href="http://wiki.mtgsalvation.com/" office:target-frame-name="_top" xlink:show="replace">http://wiki.mtgsalvation.com/</text:a><text:s/>- Kompendium wiedzy o Magic: the Gathering</text:p>
      <text:p text:style-name="Standard"><text:tab/>(dane z dnia 19-03-2014);</text:p>
      <text:p text:style-name="Standard"><text:tab/><text:a xlink:href="http://gatherer.wizards.com/" office:target-frame-name="_top" xlink:show="replace">http://gatherer.wizards.com/</text:a><text:s/>- Biblioteka zawierająca spis wszystkich kart</text:p>
      <text:p text:style-name="Standard"><text:tab/>(dane z dnia 19-03-2014);</text:p>
      <text:p text:style-name="InfoBlue"/>
      <text:p text:style-name="Heading1">Wstępne rozpoznanie wymagań</text:p>
      <text:p text:style-name="Standard"><text:tab/>System ma za zadanie ułatwienie organizacji zawodów w popularnej grze karcianej Magic:<text:s/><text:tab/>the Gathering. Użytkownicy będą mogli brać udział w turniejach jak i tworzyć własne. Takie<text:s/><text:tab/>rozwiązanie jest wygodne zarówno dla graczy biorących udział w rozgrywkach jak i dla</text:p>
      <text:p text:style-name="Standard"><text:tab/>organizatorów.<text:tab/></text:p>
      <text:p text:style-name="InfoBlue"/>
      <text:p text:style-name="Heading2">Cel budowania systemu</text:p>
      <text:p text:style-name="Heading2">Określenie wymagań</text:p>
      <text:p text:style-name="Standard"><text:tab/>Celem<text:s/>projektu jest utworzenie trzech oddzielnych modułów spełniających te same<text:s/><text:tab/><text:tab/>funkcjonalności. Aplikacja będzie działała w wersji webowej, desktopowej oraz mobilnej<text:s/><text:tab/>pod systemem Android.</text:p>
      <text:p text:style-name="Standard"/>
      <text:p text:style-name="Standard"><text:tab/>Wymagania:</text:p>
      <text:list text:style-name="LFO4" text:continue-numbering="true">
        <text:list-item>
          <text:p text:style-name="P50">Możliwość rejestracji i logowania do systemu;</text:p>
        </text:list-item>
        <text:list-item>
          <text:p text:style-name="P51">Tworzenie drużyn turniejowych;</text:p>
        </text:list-item>
        <text:list-item>
          <text:p text:style-name="P52">Zapraszanie użytkowników i dołączanie do istniejących drużyn;</text:p>
        </text:list-item>
        <text:list-item>
          <text:p text:style-name="P53">Tworzenie własnego turnieju z uwzględnieniem trybu i formatu rozgrywki;</text:p>
        </text:list-item>
        <text:list-item>
          <text:p text:style-name="P54">Zapisywanie się na wcześniej utworzone turnieje;</text:p>
        </text:list-item>
        <text:list-item>
          <text:p text:style-name="P55">Automatyczne generowanie drzewek turniejowych;</text:p>
        </text:list-item>
        <text:list-item>
          <text:p text:style-name="P56">Zgłaszanie wyników;</text:p>
        </text:list-item>
        <text:list-item>
          <text:p text:style-name="P57">System powiadamiania o nadchodzących meczach;</text:p>
        </text:list-item>
      </text:list>
      <text:p text:style-name="InfoBlue"/>
      <text:p text:style-name="Heading2">Zakres działania systemu</text:p>
      <text:p text:style-name="P58">Wszystkie moduły będą korzystały ze wspólnej bazy danych.<text:s/>Zakres widoczny w plikach UserCases i AdminCases</text:p>
      <text:p text:style-name="Heading2">Przewidywane mierzalne i niemierzalne korzyści z wdrożenia systemu</text:p>
      <text:p text:style-name="Standard"><text:tab/>Korzyści mierzalne:</text:p>
      <text:list text:style-name="LFO5" text:continue-numbering="true">
        <text:list-item>
          <text:p text:style-name="P59">Oszczędność czasowa;</text:p>
        </text:list-item>
        <text:list-item>
          <text:p text:style-name="P60">Zrzeszenie większej liczby graczy;</text:p>
        </text:list-item>
      </text:list>
      <text:p text:style-name="Standard"/>
      <text:p text:style-name="Standard"><text:tab/>Korzyści niemierzalne:</text:p>
      <text:list text:style-name="LFO6" text:continue-numbering="true">
        <text:list-item>
          <text:p text:style-name="P61">Prostota i wygoda w użytkowaniu;</text:p>
        </text:list-item>
        <text:list-item>
          <text:p text:style-name="P62">Przejrzystość we wglądzie do przebiegu oraz zakończeniu turnieju;</text:p>
        </text:list-item>
        <text:list-item>
          <text:p text:style-name="P63">Dostęp do historii wyników;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border-top="0.0034in solid #000000" fo:border-left="none" fo:border-bottom="none" fo:border-right="none" fo:padding="0in" style:shadow="none"/>
      <style:text-properties style:font-name="Arial" fo:font-weight="bold" style:font-weight-asian="bold"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Text" style:display-name="Text" style:family="paragraph" style:parent-style-name="Caption">
      <style:text-properties fo:hyphenate="false"/>
    </style:style>
    <style:style style:name="Tytuł" style:display-name="Tytuł" style:family="paragraph" style:parent-style-name="Standard" style:next-style-name="Standard">
      <style:paragraph-properties fo:text-align="center"/>
      <style:text-properties style:font-name="Arial" fo:font-weight="bold" style:font-weight-asian="bold" fo:font-size="18pt" style:font-size-asian="18pt" fo:hyphenate="false"/>
    </style:style>
    <style:style style:name="Podtytuł" style:display-name="Podtytuł" style:family="paragraph" style:parent-style-name="Header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foBlue" style:display-name="InfoBlue" style:family="paragraph" style:parent-style-name="Standard" style:next-style-name="Textbody">
      <style:paragraph-properties fo:margin-bottom="0.0833in" style:line-height-at-least="0.1666in" fo:margin-left="0.5in" fo:text-indent="0.0006in">
        <style:tab-stops/>
      </style:paragraph-properties>
      <style:text-properties fo:font-style="italic" style:font-style-asian="italic" fo:color="#0000FF" fo:hyphenate="false"/>
    </style:style>
    <style:style style:name="Tabletext" style:display-name="Tabletext" style:family="paragraph" style:parent-style-name="Standard">
      <style:paragraph-properties fo:keep-together="always" fo:margin-bottom="0.0833in" style:line-height-at-least="0.1666in"/>
      <style:text-properties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fo:hyphenate="false"/>
    </style:style>
    <style:style style:name="FootnoteSymbol" style:display-name="Footnote Symbol" style:family="text"/>
    <style:style style:name="EndnoteSymbol" style:display-name="Endnote Symbol" style:family="text"/>
    <style:style style:name="WW8Num2z0" style:display-name="WW8Num2z0" style:family="text">
      <style:text-properties style:font-name="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LVL1" style:family="text">
      <style:text-properties style:font-name="Symbol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Mateusz</dc:creator>
    <meta:creation-date>2009-03-13T21:41:00Z</meta:creation-date>
    <dc:date>2014-06-09T20:31:00Z</dc:date>
    <meta:template xlink:href="Normal" xlink:type="simple"/>
    <meta:editing-cycles>13</meta:editing-cycles>
    <meta:editing-duration>PT570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95" meta:character-count="3464" meta:row-count="24" meta:non-whitespace-character-count="2975"/>
  </office:meta>
</office:document-meta>
</file>